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ext-properties style:font-name="Times New Roman"/>
    </style:style>
    <style:style style:name="ce11" style:family="table-cell" style:parent-style-name="Default" style:data-style-name="N63">
      <style:table-cell-properties fo:background-color="#b2b2b2"/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0"/>
        <table:table-column table:style-name="co1" table:default-cell-style-name="ce2"/>
        <table:table-column table:style-name="co1" table:number-columns-repeated="2" table:default-cell-style-name="ce10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1" office:value-type="time" office:time-value="PT11H00M00S" calcext:value-type="time">
            <text:p>11:00:00 A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4H00M00S" calcext:value-type="time">
            <text:p>04:00:00 AM</text:p>
          </table:table-cell>
          <table:table-cell table:style-name="ce3"/>
          <table:table-cell table:style-name="ce11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23H00M00S" calcext:value-type="time">
            <text:p>11:00:00 PM</text:p>
          </table:table-cell>
          <table:table-cell table:style-name="ce11" office:value-type="time" office:time-value="PT07H00M00S" calcext:value-type="time">
            <text:p>07:0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2H45M00S" calcext:value-type="time">
            <text:p>02:4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47H00M00S" calcext:value-type="time">
            <text:p>11:00:00 PM</text:p>
          </table:table-cell>
          <table:table-cell table:style-name="ce11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03H00M00S" calcext:value-type="time">
            <text:p>03:00:00 AM</text:p>
          </table:table-cell>
          <table:table-cell table:style-name="ce11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71H00M00S" calcext:value-type="time">
            <text:p>11:00:00 PM</text:p>
          </table:table-cell>
          <table:table-cell table:style-name="ce11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1" office:value-type="time" office:time-value="PT27H00M00S" calcext:value-type="time">
            <text:p>03:00:00 AM</text:p>
          </table:table-cell>
          <table:table-cell table:style-name="ce11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95H00M00S" calcext:value-type="time">
            <text:p>11:00:00 PM</text:p>
          </table:table-cell>
          <table:table-cell table:style-name="ce11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51H00M00S" calcext:value-type="time">
            <text:p>03:00:00 AM</text:p>
          </table:table-cell>
          <table:table-cell table:style-name="ce11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1" office:value-type="time" office:time-value="PT119H00M00S" calcext:value-type="time">
            <text:p>11:00:00 PM</text:p>
          </table:table-cell>
          <table:table-cell table:style-name="ce11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1" office:value-type="time" office:time-value="PT75H00M00S" calcext:value-type="time">
            <text:p>03:00:00 AM</text:p>
          </table:table-cell>
          <table:table-cell table:style-name="ce11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1" office:value-type="time" office:time-value="PT02H15M00S" calcext:value-type="time">
            <text:p>02:15:00 AM</text:p>
          </table:table-cell>
          <table:table-cell table:style-name="ce11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1" office:value-type="time" office:time-value="PT26H15M00S" calcext:value-type="time">
            <text:p>02:15:00 AM</text:p>
          </table:table-cell>
          <table:table-cell table:style-name="ce11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1" office:value-type="time" office:time-value="PT50H15M00S" calcext:value-type="time">
            <text:p>02:15:00 AM</text:p>
          </table:table-cell>
          <table:table-cell table:style-name="ce11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1" office:value-type="time" office:time-value="PT74H15M00S" calcext:value-type="time">
            <text:p>02:15:00 AM</text:p>
          </table:table-cell>
          <table:table-cell table:style-name="ce11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1" office:value-type="time" office:time-value="PT22H30M00S" calcext:value-type="time">
            <text:p>10:30:00 PM</text:p>
          </table:table-cell>
          <table:table-cell table:style-name="ce11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1" office:value-type="time" office:time-value="PT98H15M00S" calcext:value-type="time">
            <text:p>02:15:00 AM</text:p>
          </table:table-cell>
          <table:table-cell table:style-name="ce11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14:15:50.329175820</dc:date>
    <meta:editing-duration>PT6H8M32S</meta:editing-duration>
    <meta:editing-cycles>25</meta:editing-cycles>
    <meta:generator>LibreOffice/24.8.1.2$Linux_X86_64 LibreOffice_project/480$Build-2</meta:generator>
    <meta:document-statistic meta:table-count="1" meta:cell-count="438" meta:object-count="0"/>
  </office:meta>
</office:document-meta>
</file>